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Media/demo.avi"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65000001FDBCEABEDD965EA134.png" manifest:media-type="image/png"/>
  <manifest:file-entry manifest:full-path="Pictures/100002010000029600000096FB429E23518FB328.png" manifest:media-type="image/png"/>
  <manifest:file-entry manifest:full-path="Pictures/100002010000039600000125BF217A481618C47A.png" manifest:media-type="image/png"/>
  <manifest:file-entry manifest:full-path="Pictures/10000201000003BA0000021EE0B03B1B0C281663.png" manifest:media-type="image/png"/>
  <manifest:file-entry manifest:full-path="Pictures/100002010000023400000095221F26D304F68D4C.png" manifest:media-type="image/png"/>
  <manifest:file-entry manifest:full-path="Pictures/10000201000002D800000072264C267A4DC161E8.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100002010000027F000000BB2E263EF867990719.png" manifest:media-type="image/png"/>
  <manifest:file-entry manifest:full-path="Pictures/100002010000022B0000005D16F06C7391D69C86.png" manifest:media-type="image/png"/>
  <manifest:file-entry manifest:full-path="Pictures/10000201000002D3000000B7E7D01E787A6141BA.png" manifest:media-type="image/png"/>
  <manifest:file-entry manifest:full-path="Pictures/100002010000028C000001A017FD3A0D1B609F1C.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1F50000004B4D4D78F61041BF76.png" manifest:media-type="image/png"/>
  <manifest:file-entry manifest:full-path="Pictures/1000020100000177000001779836DB8A24318B69.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1000020100000251000000FD45D4F98D1CE101ED.png" manifest:media-type="image/png"/>
  <manifest:file-entry manifest:full-path="Pictures/TablePreview1.svm" manifest:media-type=""/>
  <manifest:file-entry manifest:full-path="Pictures/100002010000026F000000D7F2F40ACD41C2ECD4.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340000000E004666665AB1695B6.png" manifest:media-type="image/png"/>
  <manifest:file-entry manifest:full-path="Pictures/100002010000042E00000061C045ED073CED5868.png" manifest:media-type="image/png"/>
  <manifest:file-entry manifest:full-path="Pictures/100002010000042F000000FFFDABFAE82B0CD163.png" manifest:media-type="image/png"/>
  <manifest:file-entry manifest:full-path="Pictures/TablePreview3.svm" manifest:media-type=""/>
  <manifest:file-entry manifest:full-path="Pictures/10000201000003EE0000004BFDED4159AAA2CD92.png" manifest:media-type="image/png"/>
  <manifest:file-entry manifest:full-path="Pictures/100002010000005800000055B410987020DB52E1.png" manifest:media-type="image/png"/>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12300000055A9662BF1D2ADA6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2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0.818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8.382cm, 6.858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0.983cm"/>
    </style:style>
    <style:style style:name="gr8" style:family="graphic" style:parent-style-name="standard">
      <style:graphic-properties svg:stroke-color="#000000" draw:fill-color="#ffffff" draw:textarea-horizontal-align="justify" draw:textarea-vertical-align="middle" draw:auto-grow-height="false" fo:min-height="6.862cm" fo:min-width="18.296cm" draw:shadow="visible"/>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10" style:family="graphic" style:parent-style-name="standard">
      <style:graphic-properties draw:stroke="none" svg:stroke-color="#000000" draw:fill="none" draw:fill-color="#ffffff" draw:textarea-horizontal-align="left" draw:auto-grow-height="true" draw:auto-grow-width="true" fo:min-height="0.903cm" fo:min-width="13.477cm"/>
    </style:style>
    <style:style style:name="gr11"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0.578cm" fo:padding-top="0.165cm" fo:padding-bottom="0.165cm" fo:padding-left="0.29cm" fo:padding-right="0.29cm"/>
    </style:style>
    <style:style style:name="gr1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7.224cm" fo:padding-top="0.165cm" fo:padding-bottom="0.165cm" fo:padding-left="0.29cm" fo:padding-right="0.29cm"/>
    </style:style>
    <style:style style:name="gr13"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1.656cm" fo:padding-top="0.165cm" fo:padding-bottom="0.165cm" fo:padding-left="0.29cm" fo:padding-right="0.29cm"/>
    </style:style>
    <style:style style:name="gr1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0.758cm" fo:padding-top="0.165cm" fo:padding-bottom="0.165cm" fo:padding-left="0.29cm" fo:padding-right="0.29cm"/>
    </style:style>
    <style:style style:name="gr15" style:family="graphic" style:parent-style-name="standard">
      <style:graphic-properties svg:stroke-color="#999999" draw:fill-color="#999999" draw:opacity="90%" draw:textarea-horizontal-align="justify" draw:textarea-vertical-align="middle" draw:auto-grow-height="false" fo:min-height="5.084cm" fo:min-width="18.55cm"/>
    </style:style>
    <style:style style:name="gr16"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000000" draw:fill="none" draw:fill-color="#ffff66" draw:opacity="40%" draw:textarea-horizontal-align="justify" draw:textarea-vertical-align="middle" draw:auto-grow-height="false" fo:min-height="0.712cm" fo:min-width="7.628cm" draw:shadow="visible"/>
    </style:style>
    <style:style style:name="gr18" style:family="graphic" style:parent-style-name="standard">
      <style:graphic-properties svg:stroke-color="#000000" draw:fill="none" draw:fill-color="#ffff66" draw:opacity="40%" draw:textarea-horizontal-align="justify" draw:textarea-vertical-align="middle" draw:auto-grow-height="false" fo:min-height="2.798cm" fo:min-width="21.738cm" draw:shadow="visible"/>
    </style:style>
    <style:style style:name="gr19" style:family="graphic" style:parent-style-name="standard">
      <style:graphic-properties svg:stroke-color="#000000" draw:fill="none" draw:fill-color="#ffff66" draw:opacity="40%" draw:textarea-horizontal-align="justify" draw:textarea-vertical-align="middle" draw:auto-grow-height="false" fo:min-height="0.712cm" fo:min-width="14.994cm" draw:shadow="visible"/>
    </style:style>
    <style:style style:name="gr20"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3cm, 3.238cm, 0.001cm, 1.777cm)" draw:image-opacity="100%" style:mirror="none"/>
    </style:style>
    <style:style style:name="gr21"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2cm, 0cm, 1.032cm, 1.601cm)" draw:image-opacity="100%" style:mirror="none"/>
    </style:style>
    <style:style style:name="gr22" style:family="graphic" style:parent-style-name="standard">
      <style:graphic-properties draw:textarea-horizontal-align="justify" draw:textarea-vertical-align="middle" draw:auto-grow-height="false" fo:min-height="0.208cm" fo:min-width="0cm"/>
    </style:style>
    <style:style style:name="gr23" style:family="graphic" style:parent-style-name="standard">
      <style:graphic-properties svg:stroke-color="#999999" svg:stroke-opacity="50%" draw:fill-color="#b2b2b2" draw:opacity="50%" draw:textarea-horizontal-align="justify" draw:textarea-vertical-align="middle" draw:auto-grow-height="false" fo:min-height="8.386cm" fo:min-width="23.63cm"/>
    </style:style>
    <style:style style:name="gr24" style:family="graphic" style:parent-style-name="standard">
      <style:graphic-properties svg:stroke-color="#b2b2b2" draw:fill-color="#b2b2b2" draw:opacity="50%" draw:textarea-horizontal-align="justify" draw:textarea-vertical-align="middle" draw:auto-grow-height="false" fo:min-height="12.704cm" fo:min-width="22.868cm"/>
    </style:style>
    <style:style style:name="pr1" style:family="presentation" style:parent-style-name="Northeastern_25_20Talk_25_20Template-title">
      <style:graphic-properties draw:auto-grow-height="true" fo:min-height="4cm"/>
    </style:style>
    <style:style style:name="pr2" style:family="presentation" style:parent-style-name="Northeastern_25_20Talk_25_20Template-outline1">
      <style:graphic-properties fo:min-height="2.479cm"/>
    </style:style>
    <style:style style:name="pr3" style:family="presentation" style:parent-style-name="Northeastern_25_20Talk_25_20Template-notes">
      <style:graphic-properties draw:fill-color="#ffffff" draw:auto-grow-height="true" fo:min-height="12.572cm"/>
    </style:style>
    <style:style style:name="pr4" style:family="presentation" style:parent-style-name="Northeastern_25_20Talk_25_20Template1-title">
      <style:graphic-properties fo:min-height="2.25cm"/>
    </style:style>
    <style:style style:name="pr5" style:family="presentation" style:parent-style-name="Northeastern_25_20Talk_25_20Template1-outline1">
      <style:graphic-properties fo:min-height="12.75cm"/>
    </style:style>
    <style:style style:name="pr6" style:family="presentation" style:parent-style-name="Northeastern_25_20Talk_25_20Template1-notes">
      <style:graphic-properties draw:fill-color="#ffffff" fo:min-height="12.572cm"/>
    </style:style>
    <style:style style:name="pr7" style:family="presentation" style:parent-style-name="Northeastern_25_20Talk_25_20Template1-notes">
      <style:graphic-properties draw:fill-color="#ffffff" draw:auto-grow-height="true" fo:min-height="12.572cm"/>
    </style:style>
    <style:style style:name="pr8" style:family="presentation" style:parent-style-name="Northeastern_25_20Talk_25_20Template1-title">
      <style:graphic-properties fo:min-height="4cm"/>
    </style:style>
    <style:style style:name="pr9" style:family="presentation" style:parent-style-name="Northeastern_25_20Talk_25_20Template1-notes">
      <style:graphic-properties draw:fill-color="#ffffff" draw:auto-grow-height="true" fo:min-height="13.009cm"/>
    </style:style>
    <style:style style:name="pr10" style:family="presentation" style:parent-style-name="Northeastern_25_20Talk_25_20Template1-notes">
      <style:graphic-properties draw:fill-color="#ffffff" fo:min-height="20.597cm"/>
    </style:style>
    <style:style style:name="pr11" style:family="presentation" style:parent-style-name="Northeastern_25_20Talk_25_20Template1-notes">
      <style:graphic-properties draw:fill-color="#ffffff" fo:min-height="15.177cm"/>
    </style:style>
    <style:style style:name="pr12" style:family="presentation" style:parent-style-name="Northeastern_25_20Talk_25_20Template1-notes">
      <style:graphic-properties draw:fill-color="#ffffff" fo:min-height="14.093cm"/>
    </style:style>
    <style:style style:name="pr13" style:family="presentation" style:parent-style-name="Northeastern_25_20Talk_25_20Template1-notes">
      <style:graphic-properties draw:fill-color="#ffffff" fo:min-height="16.261cm"/>
    </style:style>
    <style:style style:name="pr14" style:family="presentation" style:parent-style-name="Northeastern_25_20Talk_25_20Template1-notes">
      <style:graphic-properties draw:fill-color="#ffffff" fo:min-height="28.185cm"/>
    </style:style>
    <style:style style:name="pr15" style:family="presentation" style:parent-style-name="Northeastern_25_20Talk_25_20Template1-outline1">
      <style:graphic-properties fo:min-height="2.479cm"/>
    </style:style>
    <style:style style:name="pr16" style:family="presentation" style:parent-style-name="Northeastern_25_20Talk_25_20Template1-notes">
      <style:graphic-properties draw:fill-color="#ffffff" draw:auto-grow-height="true" fo:min-height="20.597cm"/>
    </style:style>
    <style:style style:name="pr17" style:family="presentation" style:parent-style-name="Northeastern_25_20Talk_25_20Template1-notes">
      <style:graphic-properties draw:fill-color="#ffffff" fo:min-height="19.513cm"/>
    </style:style>
    <style:style style:name="pr18" style:family="presentation" style:parent-style-name="Northeastern_25_20Talk_25_20Template1-notes">
      <style:graphic-properties draw:fill-color="#ffffff" fo:min-height="26.017cm"/>
    </style:style>
    <style:style style:name="pr19" style:family="presentation" style:parent-style-name="Northeastern_25_20Talk_25_20Template1-notes">
      <style:graphic-properties draw:fill-color="#ffffff" draw:auto-grow-height="true" fo:min-height="17.345cm"/>
    </style:style>
    <style:style style:name="pr20" style:family="presentation" style:parent-style-name="Northeastern_25_20Talk_25_20Template1-title">
      <style:graphic-properties draw:textarea-horizontal-align="justify" draw:textarea-vertical-align="top" fo:min-height="2.25cm"/>
    </style:style>
    <style:style style:name="pr21" style:family="presentation" style:parent-style-name="Northeastern_25_20Talk_25_20Template1-subtitle">
      <style:graphic-properties draw:fill-color="#ffffff" draw:textarea-horizontal-align="justify" draw:textarea-vertical-align="top" fo:min-height="12.7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left="0cm" fo:margin-right="0cm" fo:text-indent="0cm"/>
    </style:style>
    <style:style style:name="P2" style:family="paragraph">
      <loext:graphic-properties draw:fill="none"/>
      <style:text-properties fo:font-size="18pt"/>
    </style:style>
    <style:style style:name="P3" style:family="paragraph">
      <loext:graphic-properties draw:fill-color="#ffffff"/>
    </style:style>
    <style:style style:name="P4" style:family="paragraph">
      <loext:graphic-properties draw:fill="none" draw:fill-color="#ffffff"/>
      <style:text-properties style:font-name="DejaVu Sans Light1" fo:font-size="26pt" style:font-size-asian="26pt" style:font-size-complex="26pt"/>
    </style:style>
    <style:style style:name="P5" style:family="paragraph">
      <loext:graphic-properties draw:fill-color="#ffffff"/>
      <style:text-properties fo:font-size="26.3999996185303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draw:fill-color="#ffffff"/>
      <style:text-properties style:font-name="DejaVu Sans Light1" fo:font-size="22pt"/>
    </style:style>
    <style:style style:name="P11" style:family="paragraph">
      <loext:graphic-properties draw:fill-color="#999999" draw:opacity="90%"/>
      <style:paragraph-properties fo:text-align="center"/>
    </style:style>
    <style:style style:name="P12" style:family="paragraph">
      <loext:graphic-properties draw:fill="none" draw:fill-color="#ffff66" draw:opacity="40%"/>
      <style:paragraph-properties fo:text-align="center"/>
    </style:style>
    <style:style style:name="P13" style:family="paragraph">
      <loext:graphic-properties draw:fill-color="#b2b2b2" draw:opacity="50%"/>
      <style:paragraph-properties fo:text-align="center"/>
    </style:style>
    <style:style style:name="P14" style:family="paragraph">
      <style:text-properties fo:font-weight="bold" style:font-weight-asian="bold" style:font-weight-complex="bold"/>
    </style:style>
    <style:style style:name="P15" style:family="paragraph">
      <style:paragraph-properties fo:margin-top="0cm" fo:margin-bottom="0cm" fo:text-align="center"/>
    </style:style>
    <style:style style:name="P16" style:family="paragraph">
      <loext:graphic-properties draw:fill-color="#ffffff"/>
      <style:paragraph-properties fo:margin-top="0cm" fo:margin-bottom="0cm" fo:text-align="center"/>
      <style:text-properties fo:font-size="26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size="26.3999996185303pt"/>
    </style:style>
    <style:style style:name="T6" style:family="text">
      <style:text-properties fo:font-size="26.3999996185303pt" fo:font-weight="bold"/>
    </style:style>
    <style:style style:name="T7" style:family="text">
      <style:text-properties fo:font-size="26.3999996185303pt" fo:font-weight="normal" style:font-weight-asian="normal" style:font-weight-complex="normal"/>
    </style:style>
    <style:style style:name="T8" style:family="text">
      <style:text-properties fo:font-size="26.3999996185303pt" fo:font-weight="bold" style:font-weight-asian="normal" style:font-weight-complex="normal"/>
    </style:style>
    <style:style style:name="T9" style:family="text">
      <style:text-properties fo:font-size="26.3999996185303pt" style:font-weight-asian="normal" style:font-weight-complex="normal"/>
    </style:style>
    <style:style style:name="T10" style:family="text">
      <style:text-properties style:font-name="DejaVu Sans Light1" fo:font-size="22pt" style:font-size-asian="22pt" style:font-size-complex="22pt"/>
    </style:style>
    <style:style style:name="T11" style:family="text">
      <style:text-properties style:font-name="DejaVu Sans Light1" fo:font-size="18pt" style:font-size-asian="18pt" style:font-size-complex="18pt"/>
    </style:style>
    <style:style style:name="T12" style:family="text">
      <style:text-properties style:text-line-through-style="solid" style:text-line-through-type="single" style:font-name="DejaVu Sans Light1" fo:font-size="18pt" style:font-size-asian="18pt" style:font-size-complex="18pt"/>
    </style:style>
    <style:style style:name="T13" style:family="text">
      <style:text-properties fo:font-weight="bold"/>
    </style:style>
    <style:style style:name="T14" style:family="text">
      <style:text-properties fo:font-weight="normal" style:font-weight-asian="normal" style:font-weight-complex="normal"/>
    </style:style>
    <style:style style:name="T15" style:family="text">
      <style:text-properties style:font-name="DejaVu Sans Light1" fo:font-size="22pt"/>
    </style:style>
    <style:style style:name="T16" style:family="text">
      <style:text-properties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7">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Growing a Proof Assistant</text:p>
          </draw:text-box>
        </draw:frame>
        <draw:frame presentation:style-name="pr2" draw:layer="layout" svg:width="23.8cm" svg:height="2.729cm" svg:x="2.2cm" svg:y="16.4cm" presentation:class="outline">
          <draw:text-box>
            <text:list text:style-name="L2">
              <text:list-header>
                <text:p text:style-name="P1">William J. Bowman</text:p>
                <text:p text:style-name="P1">Northeastern University</text:p>
              </text:list-header>
            </text:list>
          </draw:text-box>
        </draw:frame>
        <draw:frame draw:style-name="gr1" draw:text-style-name="P2" draw:layer="layout" svg:width="11.018cm" svg:height="1.068cm" svg:x="16.256cm" svg:y="19.556cm">
          <draw:text-box>
            <text:p><text:span text:style-name="T1"><text:a xlink:href="https://github.com/wilbowma/cur" xlink:type="simple">https://github.com/wilbowma/cur</text:a></text:span></text:p>
          </draw:text-box>
        </draw:frame>
        <presentation:notes draw:style-name="dp2">
          <draw:page-thumbnail draw:style-name="gr2" draw:layer="layout" svg:width="15.265cm" svg:height="10.476cm" svg:x="3.161cm" svg:y="2.123cm" draw:page-number="1" presentation:class="page"/>
          <draw:frame presentation:style-name="pr3" draw:text-style-name="P3" draw:layer="layout" svg:width="17.271cm" svg:height="12.572cm" svg:x="2.159cm" svg:y="13.271cm" presentation:class="notes" presentation:user-transformed="true">
            <draw:text-box>
              <text:p>Let me ask you a question.</text:p>
            </draw:text-box>
          </draw:frame>
        </presentation:notes>
      </draw:page>
      <draw:page draw:name="page2"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What is a proof assistant?</text:p>
          </draw:text-box>
        </draw:frame>
        <draw:frame presentation:style-name="pr5" draw:layer="layout" svg:width="12.462cm" svg:height="2.882cm" svg:x="4.318cm" svg:y="6.516cm" presentation:class="outline" presentation:user-transformed="true">
          <draw:text-box>
            <text:list text:style-name="L5">
              <text:list-header>
                <text:p xml:id="id1" text:id="id1">Something that <text:span text:style-name="T2">assists</text:span></text:p>
              </text:list-header>
            </text:list>
          </draw:text-box>
        </draw:frame>
        <draw:frame draw:style-name="gr3" draw:text-style-name="P4" draw:layer="layout" svg:width="7.62cm" svg:height="1.318cm" svg:x="6.604cm" svg:y="9.398cm">
          <draw:text-box>
            <text:list text:style-name="L3">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2"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 proof assistant would...</text:p>
          </draw:text-box>
        </draw:frame>
        <draw:frame draw:style-name="gr4" draw:text-style-name="P6" draw:layer="layout" svg:width="20.828cm" svg:height="2.608cm" svg:x="3.556cm" svg:y="5.955cm">
          <draw:image xlink:href="Pictures/1000020100000416000000834FDD4CDC2E5D09CB.png" xlink:type="simple" xlink:show="embed" xlink:actuate="onLoad">
            <text:p/>
          </draw:image>
        </draw:frame>
        <draw:frame draw:style-name="gr4" draw:text-style-name="P6" draw:layer="layout" svg:width="26.162cm" svg:height="1.24cm" svg:x="0.254cm" svg:y="9.634cm">
          <draw:image xlink:href="Pictures/100002010000038B0000002B6CAC9675A6CB345D.png" xlink:type="simple" xlink:show="embed" xlink:actuate="onLoad">
            <text:p/>
          </draw:image>
        </draw:frame>
        <draw:frame draw:style-name="gr4" draw:text-style-name="P6" draw:layer="layout" svg:width="14.022cm" svg:height="1.878cm" svg:x="0.456cm" svg:y="12.192cm">
          <draw:image xlink:href="Pictures/10000201000002120000004779F7585ADF31FB29.png" xlink:type="simple" xlink:show="embed" xlink:actuate="onLoad">
            <text:p/>
          </draw:image>
        </draw:frame>
        <presentation:notes draw:style-name="dp2">
          <draw:page-thumbnail draw:style-name="gr2" draw:layer="layout" svg:width="15.265cm" svg:height="10.476cm" svg:x="3.161cm" svg:y="2.123cm" draw:page-number="3" presentation:class="page"/>
          <draw:frame presentation:style-name="pr6" draw:text-style-name="P3"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Support standard notation</text:p>
          </draw:text-box>
        </draw:frame>
        <draw:frame draw:style-name="gr4" draw:text-style-name="P6" draw:layer="layout" svg:width="27.066cm" svg:height="2.83cm" svg:x="0.487cm" svg:y="8.382cm">
          <draw:image xlink:href="Pictures/10000201000003FF0000006BF26C75C5853CD779.png" xlink:type="simple" xlink:show="embed" xlink:actuate="onLoad">
            <text:p/>
          </draw:image>
        </draw:frame>
        <draw:frame draw:style-name="gr4" draw:text-style-name="P6" draw:layer="layout" svg:width="20.828cm" svg:height="2.608cm" svg:x="0.508cm" svg:y="4.25cm">
          <draw:image xlink:href="Pictures/1000020100000416000000834FDD4CDC2E5D09CB.png" xlink:type="simple" xlink:show="embed" xlink:actuate="onLoad">
            <text:p/>
          </draw:image>
        </draw:frame>
        <presentation:notes draw:style-name="dp2">
          <draw:page-thumbnail draw:style-name="gr2" draw:layer="layout" svg:width="15.265cm" svg:height="10.476cm" svg:x="3.161cm" svg:y="2.123cm" draw:page-number="4" presentation:class="page"/>
          <draw:frame presentation:style-name="pr6" draw:text-style-name="P3" draw:layer="layout" svg:width="17.271cm" svg:height="12.572cm" svg:x="2.159cm" svg:y="13.271cm" presentation:class="notes">
            <draw:text-box>
              <text:p>And turn it into machine checked code.</text:p>
              <text:p/>
              <text:p>Using standard, familiar, notation.</text:p>
              <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llow user-defined notation</text:p>
          </draw:text-box>
        </draw:frame>
        <draw:frame draw:style-name="gr4" draw:text-style-name="P6" draw:layer="layout" svg:width="26.616cm" svg:height="1.983cm" svg:x="0.712cm" svg:y="8.685cm">
          <draw:image xlink:href="Pictures/10000201000003EE0000004BFDED4159AAA2CD92.png" xlink:type="simple" xlink:show="embed" xlink:actuate="onLoad">
            <text:p/>
          </draw:image>
        </draw:frame>
        <draw:frame draw:style-name="gr4" draw:text-style-name="P6" draw:layer="layout" svg:width="26.162cm" svg:height="1.24cm" svg:x="0cm" svg:y="5.08cm">
          <draw:image xlink:href="Pictures/100002010000038B0000002B6CAC9675A6CB345D.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6" draw:text-style-name="P3" draw:layer="layout" svg:width="17.271cm" svg:height="12.572cm" svg:x="2.159cm" svg:y="13.271cm" presentation:class="notes">
            <draw:text-box>
              <text:p>Allowing the kind of convenient extension I write on paper.</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Communicate formal ideas</text:p>
          </draw:text-box>
        </draw:frame>
        <draw:frame draw:style-name="gr4" draw:text-style-name="P6" draw:layer="layout" svg:width="13.944cm" svg:height="2.086cm" svg:x="6.884cm" svg:y="8.382cm">
          <draw:image xlink:href="Pictures/10000201000001F50000004B4D4D78F61041BF76.png" xlink:type="simple" xlink:show="embed" xlink:actuate="onLoad">
            <text:p/>
          </draw:image>
        </draw:frame>
        <draw:frame draw:style-name="gr4" draw:text-style-name="P6" draw:layer="layout" svg:width="14.022cm" svg:height="1.878cm" svg:x="0.254cm" svg:y="4.572cm">
          <draw:image xlink:href="Pictures/10000201000002120000004779F7585ADF31FB29.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6" draw:text-style-name="P3" draw:layer="layout" svg:width="17.271cm" svg:height="12.572cm" svg:x="2.159cm" svg:y="13.271cm" presentation:class="notes">
            <draw:text-box>
              <text:p>Communicate my formal ideas, but provide extra assurance that they’re right.</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Assist with proofs</text:p>
          </draw:text-box>
        </draw:frame>
        <draw:frame draw:style-name="gr5" draw:text-style-name="P6" draw:layer="layout" svg:width="6.095cm" svg:height="5.08cm" svg:x="0.254cm" svg:y="5.08cm">
          <draw:image xlink:href="Pictures/1000020100000340000000E004666665AB1695B6.png" xlink:type="simple" xlink:show="embed" xlink:actuate="onLoad">
            <text:p/>
          </draw:image>
        </draw:frame>
        <draw:frame draw:style-name="gr4" draw:text-style-name="P6" draw:layer="layout" svg:width="3.068cm" svg:height="0.581cm" svg:x="0.488cm" svg:y="4.753cm">
          <draw:image xlink:href="Pictures/10000201000000740000001622BB14B2D42475DC.png" xlink:type="simple" xlink:show="embed" xlink:actuate="onLoad">
            <text:p/>
          </draw:image>
        </draw:frame>
        <draw:frame draw:style-name="gr4" draw:text-style-name="P6" draw:layer="layout" svg:width="16.398cm" svg:height="5.603cm" svg:x="10.414cm" svg:y="5.842cm">
          <draw:image xlink:href="Pictures/10000201000002A4000000E79FEA4E1CBB6ECCA4.png" xlink:type="simple" xlink:show="embed" xlink:actuate="onLoad">
            <text:p/>
          </draw:image>
        </draw:frame>
        <draw:frame draw:style-name="gr4" draw:text-style-name="P6" draw:layer="layout" svg:width="27.807cm" svg:height="1.348cm" svg:x="0cm" svg:y="12.7cm">
          <draw:image xlink:href="Pictures/100002010000041B000000338B33FEBBE0C20A8F.png" xlink:type="simple" xlink:show="embed" xlink:actuate="onLoad">
            <text:p/>
          </draw:image>
        </draw:frame>
        <draw:frame draw:style-name="gr4" draw:text-style-name="P6" draw:layer="layout" svg:width="27.999cm" svg:height="2.536cm" svg:x="-0.192cm" svg:y="14.048cm">
          <draw:image xlink:href="Pictures/100002010000042E00000061C045ED073CED5868.png" xlink:type="simple" xlink:show="embed" xlink:actuate="onLoad">
            <text:p/>
          </draw:image>
        </draw:frame>
        <presentation:notes draw:style-name="dp2">
          <draw:page-thumbnail draw:style-name="gr2" draw:layer="layout" svg:width="15.265cm" svg:height="10.476cm" svg:x="3.161cm" svg:y="2.123cm" draw:page-number="7" presentation:class="page"/>
          <draw:frame presentation:style-name="pr6" draw:text-style-name="P3" draw:layer="layout" svg:width="17.271cm" svg:height="12.572cm" svg:x="2.159cm" svg:y="13.271cm" presentation:class="notes">
            <draw:text-box>
              <text:p>And, above all, assist with proofs.</text:p>
              <text:p/>
              <text:p>Of which there are many and varied.</text:p>
              <text:p/>
            </draw:text-box>
          </draw:frame>
        </presentation:notes>
      </draw:page>
      <draw:page draw:name="page8"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A proof assistant needs</text:p>
          </draw:text-box>
        </draw:frame>
        <draw:frame presentation:style-name="pr5" draw:layer="layout" svg:width="25.5cm" svg:height="13cm" svg:x="1cm" svg:y="5.5cm" presentation:class="outline">
          <draw:text-box>
            <text:list text:style-name="L5">
              <text:list-item>
                <text:p>A trusted core language for encoding proofs</text:p>
              </text:list-item>
              <text:list-item>
                <text:p>Convenient, sophisticated, user-define notation.</text:p>
              </text:list-item>
            </text:list>
          </draw:text-box>
        </draw:frame>
        <draw:frame draw:style-name="gr6" draw:text-style-name="P6" xml:id="id3" draw:id="id3" draw:layer="layout" svg:width="8.867cm" svg:height="4.147cm" svg:x="19.133cm" svg:y="14.903cm">
          <draw:image xlink:href="Pictures/100002010000028C000001A017FD3A0D1B609F1C.png" xlink:type="simple" xlink:show="embed" xlink:actuate="onLoad">
            <text:p/>
          </draw:image>
        </draw:frame>
        <draw:frame draw:style-name="gr4" draw:text-style-name="P6" xml:id="id4" draw:id="id4" draw:layer="layout" svg:width="5.842cm" svg:height="5.842cm" svg:x="0cm" svg:y="12.954cm">
          <draw:image xlink:href="Pictures/1000020100000177000001779836DB8A24318B69.png" xlink:type="simple" xlink:show="embed" xlink:actuate="onLoad">
            <text:p/>
          </draw:image>
        </draw:frame>
        <draw:frame draw:style-name="gr4" draw:text-style-name="P6" xml:id="id6" draw:id="id6" draw:layer="layout" svg:width="3.71cm" svg:height="3.584cm" svg:x="22.606cm" svg:y="4.318cm">
          <draw:image xlink:href="Pictures/100002010000005800000055B410987020DB52E1.png" xlink:type="simple" xlink:show="embed" xlink:actuate="onLoad">
            <text:p/>
          </draw:image>
        </draw:frame>
        <draw:frame draw:style-name="gr7" draw:text-style-name="P7" draw:layer="layout" svg:width="11.483cm" svg:height="0.988cm" svg:x="7.059cm" svg:y="5.108cm">
          <draw:text-box>
            <text:p xml:id="id5" text:id="id5">“I need a language that can grow”</text:p>
          </draw:text-box>
        </draw:frame>
        <draw:custom-shape draw:style-name="gr8" draw:text-style-name="P9" xml:id="id7" draw:id="id7" draw:layer="layout" svg:width="18.796cm" svg:height="7.112cm" svg:x="4.064cm" svg:y="8.128cm">
          <text:p text:style-name="P8">We need to take a lesson from the Lisp community.</text:p>
          <text:p text:style-name="P8"/>
          <text:p text:style-name="P8">Proof assistants need language extensio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5.265cm" svg:height="10.476cm" svg:x="3.161cm" svg:y="2.123cm" draw:page-number="8" presentation:class="page"/>
          <draw:frame presentation:style-name="pr7" draw:text-style-name="P5" draw:layer="layout" svg:width="17.271cm" svg:height="12.572cm" svg:x="2.159cm" svg:y="13.271cm" presentation:class="notes" presentation:user-transformed="true">
            <draw:text-box>
              <text:p><text:span text:style-name="T5">A proof assistant needs …</text:span></text:p>
              <text:p><text:span text:style-name="T5"/></text:p>
              <text:p><text:span text:style-name="T5">I wonder. Has anyone ever worked on a language </text:span><text:span text:style-name="T6">click</text:span></text:p>
              <text:p><text:span text:style-name="T6"/></text:p>
              <text:p><text:span text:style-name="T7">With a small core </text:span><text:span text:style-name="T8">click</text:span></text:p>
              <text:p><text:span text:style-name="T8"/></text:p>
              <text:p><text:span text:style-name="T7">And support for letting users extend the language in a safe, but fairly arbitrary way.</text:span></text:p>
              <text:p><text:span text:style-name="T8">Click</text:span><text:span text:style-name="T9"> </text:span><text:span text:style-name="T8">click click</text:span></text:p>
            </draw:text-box>
          </draw:frame>
        </presentation:notes>
      </draw:page>
      <draw:page draw:name="page9"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The Design</text:p>
          </draw:text-box>
        </draw:frame>
        <presentation:notes draw:style-name="dp2">
          <draw:page-thumbnail draw:style-name="gr2" draw:layer="layout" svg:width="15.265cm" svg:height="10.476cm" svg:x="3.16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10">Isabelle</text:span></text:p>
              </table:table-cell>
              <table:table-cell>
                <text:p><text:span text:style-name="T10">HOL</text:span></text:p>
              </table:table-cell>
            </table:table-row>
            <table:table-row table:style-name="ro1" table:default-cell-style-name="gray2">
              <table:table-cell>
                <text:p><text:span text:style-name="T10">Agda, Idris</text:span></text:p>
              </table:table-cell>
              <table:table-cell>
                <text:p><text:span text:style-name="T10">TT</text:span></text:p>
              </table:table-cell>
            </table:table-row>
            <table:table-row table:style-name="ro2" table:default-cell-style-name="gray1">
              <table:table-cell>
                <text:p><text:span text:style-name="T10">Coq</text:span></text:p>
              </table:table-cell>
              <table:table-cell>
                <text:p><text:span text:style-name="T10">CIC</text:span></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10" presentation:class="page"/>
          <draw:frame presentation:style-name="pr9" draw:text-style-name="P3"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1"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11">Isabelle</text:span></text:p>
              </table:table-cell>
              <table:table-cell>
                <text:p><text:span text:style-name="T11">Isar*, ML*</text:span></text:p>
              </table:table-cell>
            </table:table-row>
            <table:table-row table:style-name="ro1" table:default-cell-style-name="ce1">
              <table:table-cell>
                <text:p><text:span text:style-name="T11">Agda</text:span></text:p>
              </table:table-cell>
              <table:table-cell>
                <text:p><text:span text:style-name="T11">N/A</text:span></text:p>
              </table:table-cell>
            </table:table-row>
            <table:table-row table:style-name="ro2" table:default-cell-style-name="ce1">
              <table:table-cell>
                <text:p><text:span text:style-name="T11">Idris</text:span></text:p>
              </table:table-cell>
              <table:table-cell>
                <text:p><text:span text:style-name="T11">Idris*?</text:span></text:p>
              </table:table-cell>
            </table:table-row>
            <table:table-row table:style-name="ro2" table:default-cell-style-name="ce1">
              <table:table-cell>
                <text:p><text:span text:style-name="T11">Coq</text:span></text:p>
              </table:table-cell>
              <table:table-cell>
                <text:p><text:span text:style-name="T11">Ltac*, Ocaml</text:span></text:p>
              </table:table-cell>
            </table:table-row>
          </table:table>
          <draw:image xlink:href="Pictures/TablePreview2.svm" xlink:type="simple" xlink:show="embed" xlink:actuate="onLoad"/>
        </draw:frame>
        <draw:frame draw:style-name="gr9" draw:text-style-name="P7" draw:layer="layout" svg:width="12.614cm" svg:height="0.988cm" svg:x="4.318cm" svg:y="16.51cm">
          <draw:text-box>
            <text:p>* Limited forms of meta-programming</text:p>
          </draw:text-box>
        </draw:frame>
        <presentation:notes draw:style-name="dp2">
          <draw:page-thumbnail draw:style-name="gr2" draw:layer="layout" svg:width="15.265cm" svg:height="10.476cm" svg:x="3.161cm" svg:y="2.123cm" draw:page-number="11" presentation:class="page"/>
          <draw:frame presentation:style-name="pr10" draw:text-style-name="P3" draw:layer="layout" svg:width="17.271cm" svg:height="20.597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Notably, Coq’s Ocaml plugins are the only ones that allow near arbitrarily complex extensions (as far as I know).</text:p>
            </draw:text-box>
          </draw:frame>
        </presentation:notes>
      </draw:page>
      <draw:page draw:name="page12"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4" table:default-cell-style-name="ce1">
              <table:table-cell>
                <text:p><text:span text:style-name="T11">Coq</text:span></text:p>
              </table:table-cell>
              <table:table-cell>
                <text:p><text:span text:style-name="T12">Ltac*, </text:span><text:span text:style-name="T11">Ocaml</text:span></text:p>
              </table:table-cell>
            </table:table-row>
          </table:table>
          <draw:image xlink:href="Pictures/TablePreview3.svm" xlink:type="simple" xlink:show="embed" xlink:actuate="onLoad"/>
        </draw:frame>
        <presentation:notes draw:style-name="dp2">
          <draw:page-thumbnail draw:style-name="gr2" draw:layer="layout" svg:width="15.265cm" svg:height="10.476cm" svg:x="3.161cm" svg:y="2.123cm" draw:page-number="12" presentation:class="page"/>
          <draw:frame presentation:style-name="pr10" draw:text-style-name="P5" draw:layer="layout" svg:width="17.271cm" svg:height="20.597cm" svg:x="2.159cm" svg:y="13.271cm" presentation:class="notes" presentation:user-transformed="true">
            <draw:text-box>
              <text:p><text:span text:style-name="T5">Meta programs should have a lot of power.</text:span></text:p>
              <text:p><text:span text:style-name="T5"/></text:p>
              <text:p><text:span text:style-name="T5">To support the sophisticated notation we use on paper, we need to allow users to define new syntax, redefine old syntax, run meta-language computation during compile time, before type checking, during type checking, after type checking, reflectively and call the object language type checker and evaluator.</text:span></text:p>
              <text:p><text:span text:style-name="T5"/></text:p>
              <text:p><text:span text:style-name="T5">To support awesome new features, users need to be able to redefine what modules are, what application means, extend the reader or parser.</text:span></text:p>
            </draw:text-box>
          </draw:frame>
        </presentation:notes>
      </draw:page>
      <draw:page draw:name="page13"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2" table:default-cell-style-name="ce1">
              <table:table-cell>
                <text:p><text:span text:style-name="T11">Coq</text:span></text:p>
              </table:table-cell>
              <table:table-cell>
                <text:p><text:span text:style-name="T12">Ltac*, Ocaml</text:span></text:p>
              </table:table-cell>
            </table:table-row>
          </table:table>
          <draw:image xlink:href="Pictures/TablePreview4.svm" xlink:type="simple" xlink:show="embed" xlink:actuate="onLoad"/>
        </draw:frame>
        <presentation:notes draw:style-name="dp2">
          <draw:page-thumbnail draw:style-name="gr2" draw:layer="layout" svg:width="15.265cm" svg:height="10.476cm" svg:x="3.161cm" svg:y="2.123cm" draw:page-number="13" presentation:class="page"/>
          <draw:frame presentation:style-name="pr11" draw:text-style-name="P3" draw:layer="layout" svg:width="17.271cm" svg:height="15.177cm" svg:x="2.159cm" svg:y="13.271cm" presentation:class="notes" presentation:user-transformed="true">
            <draw:text-box>
              <text:p>And finally, writing extensions needs to be <text:span text:style-name="T13">easy</text:span><text:span text:style-name="T14">. Easy enough to tip the cost/benefit analysis and get people to stop writing paper proofs.</text:span></text:p>
              <text:p><text:span text:style-name="T14"/></text:p>
              <text:p><text:span text:style-name="T14">I should be able to write a new extension, know it will compose with other extensions, not require a whole new toolchain to do so.</text:span></text:p>
              <text:p><text:span text:style-name="T14"/></text:p>
              <text:p><text:span text:style-name="T14">Users should be able to use new extensions as easily as importing a library.</text:span></text:p>
            </draw:text-box>
          </draw:frame>
        </presentation:notes>
      </draw:page>
      <draw:page draw:name="page14"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Cur</text:p>
          </draw:text-box>
        </draw:frame>
        <presentation:notes draw:style-name="dp2">
          <draw:page-thumbnail draw:style-name="gr2" draw:layer="layout" svg:width="15.265cm" svg:height="10.476cm" svg:x="3.161cm" svg:y="2.123cm" draw:page-number="14" presentation:class="page"/>
          <draw:frame presentation:style-name="pr3" draw:text-style-name="P3"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5"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
          </draw:text-box>
        </draw:frame>
        <presentation:notes draw:style-name="dp2">
          <draw:page-thumbnail draw:style-name="gr2" draw:layer="layout" svg:width="15.265cm" svg:height="10.476cm" svg:x="3.161cm" svg:y="2.123cm" draw:page-number="15" presentation:class="page"/>
          <draw:frame presentation:style-name="pr6" draw:text-style-name="P5" draw:layer="layout" svg:width="17.271cm" svg:height="12.572cm" svg:x="2.159cm" svg:y="13.271cm" presentation:class="notes" presentation:user-transformed="true">
            <draw:text-box>
              <text:p><text:span text:style-name="T5">I pick TT with inductive types as my object language, because it’s small and easy to implement, and relatively powerful.</text:span></text:p>
              <text:p><text:span text:style-name="T5"/></text:p>
            </draw:text-box>
          </draw:frame>
        </presentation:notes>
      </draw:page>
      <draw:page draw:name="page16"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Syntax</text:p>
          </draw:text-box>
        </draw:frame>
        <draw:frame draw:style-name="gr4" draw:text-style-name="P6" draw:layer="layout" svg:width="25.108cm" svg:height="5.502cm" svg:x="1.466cm" svg:y="7.759cm">
          <draw:image xlink:href="Pictures/10000201000003B5000000D0A57B591987EFF3A9.png" xlink:type="simple" xlink:show="embed" xlink:actuate="onLoad">
            <text:p/>
          </draw:image>
        </draw:frame>
        <presentation:notes draw:style-name="dp2">
          <draw:page-thumbnail draw:style-name="gr2" draw:layer="layout" svg:width="15.265cm" svg:height="10.476cm" svg:x="3.161cm" svg:y="2.123cm" draw:page-number="16" presentation:class="page"/>
          <draw:frame presentation:style-name="pr12" draw:text-style-name="P5" draw:layer="layout" svg:width="17.271cm" svg:height="14.093cm" svg:x="2.159cm" svg:y="13.271cm" presentation:class="notes" presentation:user-transformed="true">
            <draw:text-box>
              <text:p><text:span text:style-name="T5">Here’s the syntax of the core language. </text:span></text:p>
              <text:p><text:span text:style-name="T5">We have an infinite hierarchy of cumulative universes, and impredicativity in universe 0.</text:span></text:p>
              <text:p><text:span text:style-name="T5">We can declare inductive types D of type t with n parameters with constructors Gamma.</text:span></text:p>
              <text:p><text:span text:style-name="T5">We have dependent functions</text:span></text:p>
              <text:p><text:span text:style-name="T5">and folds over inductive types. </text:span></text:p>
              <text:p><text:span text:style-name="T5"/></text:p>
              <text:p><text:span text:style-name="T5">No general recursive functions and <text:s/>termination checker</text:span></text:p>
            </draw:text-box>
          </draw:frame>
        </presentation:notes>
      </draw:page>
      <draw:page draw:name="page17"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Typing (excerpts)</text:p>
          </draw:text-box>
        </draw:frame>
        <draw:frame draw:style-name="gr4" draw:text-style-name="P6" draw:layer="layout" svg:width="9.736cm" svg:height="2.327cm" svg:x="2.662cm" svg:y="4.393cm">
          <draw:image xlink:href="Pictures/10000201000001700000005880E022209EC2020C.png" xlink:type="simple" xlink:show="embed" xlink:actuate="onLoad">
            <text:p/>
          </draw:image>
        </draw:frame>
        <draw:frame draw:style-name="gr4" draw:text-style-name="P6" draw:layer="layout" svg:width="15.371cm" svg:height="2.486cm" svg:x="6.849cm" svg:y="7.59cm">
          <draw:image xlink:href="Pictures/10000201000002450000005E4322C928EC80AC41.png" xlink:type="simple" xlink:show="embed" xlink:actuate="onLoad">
            <text:p/>
          </draw:image>
        </draw:frame>
        <draw:frame draw:style-name="gr4" draw:text-style-name="P6" draw:layer="layout" svg:width="7.698cm" svg:height="2.248cm" svg:x="17.394cm" svg:y="4.434cm">
          <draw:image xlink:href="Pictures/100002010000012300000055A9662BF1D2ADA6F6.png" xlink:type="simple" xlink:show="embed" xlink:actuate="onLoad">
            <text:p/>
          </draw:image>
        </draw:frame>
        <draw:frame draw:style-name="gr4" draw:text-style-name="P6" draw:layer="layout" svg:width="14.683cm" svg:height="2.46cm" svg:x="6.583cm" svg:y="10.892cm">
          <draw:image xlink:href="Pictures/100002010000022B0000005D16F06C7391D69C86.png" xlink:type="simple" xlink:show="embed" xlink:actuate="onLoad">
            <text:p/>
          </draw:image>
        </draw:frame>
        <draw:frame draw:style-name="gr4" draw:text-style-name="P6" draw:layer="layout" svg:width="17.25cm" svg:height="2.301cm" svg:x="5.302cm" svg:y="14.179cm">
          <draw:image xlink:href="Pictures/100002010000028C00000057954BE4FC73BEBE88.png" xlink:type="simple" xlink:show="embed" xlink:actuate="onLoad">
            <text:p/>
          </draw:image>
        </draw:frame>
        <presentation:notes draw:style-name="dp2">
          <draw:page-thumbnail draw:style-name="gr2" draw:layer="layout" svg:width="15.265cm" svg:height="10.476cm" svg:x="3.161cm" svg:y="2.123cm" draw:page-number="17" presentation:class="page"/>
          <draw:frame presentation:style-name="pr13" draw:text-style-name="P5"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8"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draw:page-thumbnail draw:style-name="gr2" draw:layer="layout" svg:width="15.265cm" svg:height="10.476cm" svg:x="3.161cm" svg:y="2.123cm" draw:page-number="18" presentation:class="page"/>
          <draw:frame presentation:style-name="pr6" draw:text-style-name="P5" draw:layer="layout" svg:width="17.271cm" svg:height="12.572cm" svg:x="2.159cm" svg:y="13.271cm" presentation:class="notes" presentation:user-transformed="true">
            <draw:text-box>
              <text:p><text:span text:style-name="T5">Next we pick a meta-language. We pick Racket as the meta-language, because they’ve got powerful language extension features we can reuse.</text:span></text:p>
              <text:p><text:span text:style-name="T5"/></text:p>
            </draw:text-box>
          </draw:frame>
        </presentation:notes>
      </draw:page>
      <draw:page draw:name="page19"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Meta-programming with Racket</text:p>
          </draw:text-box>
        </draw:frame>
        <draw:frame draw:style-name="gr10" draw:text-style-name="P10" draw:layer="layout" svg:width="13.977cm" svg:height="1.153cm" svg:x="0.762cm" svg:y="4.572cm">
          <draw:text-box>
            <text:p><text:span text:style-name="T15">All meta-programs have two parts:</text:span></text:p>
          </draw:text-box>
        </draw:frame>
        <draw:frame draw:style-name="gr4" draw:text-style-name="P6" xml:id="id8" draw:id="id8" draw:layer="layout" svg:width="16.483cm" svg:height="5.688cm" svg:x="4.511cm" svg:y="5.835cm">
          <draw:image xlink:href="Pictures/100002010000026F000000D7F2F40ACD41C2ECD4.png" xlink:type="simple" xlink:show="embed" xlink:actuate="onLoad">
            <text:p/>
          </draw:image>
        </draw:frame>
        <draw:frame draw:style-name="gr4" draw:text-style-name="P6" xml:id="id9" draw:id="id9" draw:layer="layout" svg:width="19.102cm" svg:height="1.878cm" svg:x="4.523cm" svg:y="12.239cm">
          <draw:image xlink:href="Pictures/10000201000002D200000047F630562D7CC9619D.png" xlink:type="simple" xlink:show="embed" xlink:actuate="onLoad">
            <text:p/>
          </draw:image>
        </draw:frame>
        <draw:frame draw:style-name="gr4" draw:text-style-name="P6" xml:id="id10" draw:id="id10" draw:layer="layout" svg:width="19.261cm" svg:height="3.015cm" svg:x="4.523cm" svg:y="14.45cm">
          <draw:image xlink:href="Pictures/10000201000002D800000072264C267A4DC161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5.265cm" svg:height="10.476cm" svg:x="3.161cm" svg:y="2.123cm" draw:page-number="19" presentation:class="page"/>
          <draw:frame presentation:style-name="pr14" draw:text-style-name="P3" draw:layer="layout" svg:width="17.271cm" svg:height="28.185cm" svg:x="2.159cm" svg:y="13.271cm" presentation:class="notes" presentation:user-transformed="true">
            <draw:text-box>
              <text:p>For the purposes of this talk, all meta-programs have two parts to them.</text:p>
              <text:p/>
              <text:p>1) function definition in the meta language on object programs.</text:p>
              <text:p><text:s/>#’ is short-hand for “this code represents object language code”.</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the object code that existed before as an argument. In this example, since this object code does not match the pattern expect by transform-lambda, the result is a syntax error.</text:p>
            </draw:text-box>
          </draw:frame>
        </presentation:notes>
      </draw:page>
      <draw:page draw:name="page20"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draw:page-thumbnail draw:style-name="gr2" draw:layer="layout" svg:width="15.265cm" svg:height="10.476cm" svg:x="3.161cm" svg:y="2.123cm" draw:page-number="20" presentation:class="page"/>
          <draw:frame presentation:style-name="pr6" draw:text-style-name="P5" draw:layer="layout" svg:width="17.271cm" svg:height="12.572cm" svg:x="2.159cm" svg:y="13.271cm" presentation:class="notes" presentation:user-transformed="true">
            <draw:text-box>
              <text:p><text:span text:style-name="T5">So we have the two ingredients to our proof assistant.</text:span></text:p>
              <text:p><text:span text:style-name="T5">Now I just need to demonstrate that these two simple ideas, compile-time computation triggered by hooks into the object language, make it easy to write powerful extensions.</text:span></text:p>
              <text:p><text:span text:style-name="T5"/></text:p>
            </draw:text-box>
          </draw:frame>
        </presentation:notes>
      </draw:page>
      <draw:page draw:name="page21"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Some extensions</text:p>
          </draw:text-box>
        </draw:frame>
        <presentation:notes draw:style-name="dp2">
          <draw:page-thumbnail draw:style-name="gr2" draw:layer="layout" svg:width="15.265cm" svg:height="10.476cm" svg:x="3.161cm" svg:y="2.123cm" draw:page-number="21" presentation:class="page"/>
          <draw:frame presentation:style-name="pr3" draw:text-style-name="P3" draw:layer="layout" svg:width="17.271cm" svg:height="12.572cm" svg:x="2.159cm" svg:y="13.271cm" presentation:class="notes">
            <draw:text-box>
              <text:p>Let’s see some extensions. These are all <text:span text:style-name="T13">user-level</text:span> extensions; they live in library that any user could have written, without modifying the core implementation, and without leaving the normal Cur toolchain.</text:p>
              <text:p/>
            </draw:text-box>
          </draw:frame>
        </presentation:notes>
      </draw:page>
      <draw:page draw:name="page22"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attern Matching</text:p>
          </draw:text-box>
        </draw:frame>
        <draw:frame presentation:style-name="pr15" draw:layer="layout" svg:width="25.5cm" svg:height="13cm" svg:x="1cm" svg:y="5.5cm" presentation:class="outline">
          <draw:text-box>
            <text:list text:style-name="L5">
              <text:list-header>
                <text:p>Let’s define “+”</text:p>
              </text:list-header>
            </text:list>
          </draw:text-box>
        </draw:frame>
        <draw:frame draw:style-name="gr4" draw:text-style-name="P6" xml:id="id11" draw:id="id11" draw:layer="layout" svg:width="19.128cm" svg:height="4.841cm" svg:x="3.302cm" svg:y="8.636cm">
          <draw:image xlink:href="Pictures/10000201000002D3000000B7E7D01E787A6141BA.png" xlink:type="simple" xlink:show="embed" xlink:actuate="onLoad">
            <text:p/>
          </draw:image>
        </draw:frame>
        <draw:custom-shape draw:style-name="gr11" draw:text-style-name="P6" xml:id="id12" draw:id="id12" draw:layer="layout" svg:width="1.524cm" svg:height="1.524cm" svg:x="6.85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13" draw:id="id13" draw:layer="layout" svg:width="10.922cm" svg:height="1.524cm" svg:x="8.38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xml:id="id14" draw:id="id14" draw:layer="layout" svg:width="3.048cm" svg:height="1.016cm" svg:x="5.84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xml:id="id15" draw:id="id15" draw:layer="layout" svg:width="1.778cm" svg:height="1.016cm" svg:x="11.17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xml:id="id16" draw:id="id16" draw:layer="layout" svg:width="1.778cm" svg:height="1.016cm" svg:x="16.25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xml:id="id17" draw:id="id17" draw:layer="layout" svg:width="19.05cm" svg:height="5.334cm" svg:x="3.302cm" svg:y="8.382cm">
          <text:p/>
          <draw:enhanced-geometry svg:viewBox="0 0 21600 21600" draw:type="rectangle" draw:enhanced-path="M 0 0 L 21600 0 21600 21600 0 21600 0 0 Z N"/>
        </draw:custom-shape>
        <draw:frame draw:style-name="gr16" draw:text-style-name="P6" xml:id="id18" draw:id="id18" draw:layer="layout" svg:width="14.922cm" svg:height="3.941cm" svg:x="4.572cm" svg:y="9.013cm">
          <draw:image xlink:href="Pictures/100002010000023400000095221F26D304F68D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2" draw:layer="layout" svg:width="15.265cm" svg:height="10.476cm" svg:x="3.161cm" svg:y="2.123cm" draw:page-number="22" presentation:class="page"/>
          <draw:frame presentation:style-name="pr16" draw:text-style-name="P3" draw:layer="layout" svg:width="17.271cm" svg:height="20.597cm" svg:x="2.159cm" svg:y="13.271cm" presentation:class="notes" presentation:user-transformed="true">
            <draw:text-box>
              <text:p>Let’s define the addition function.</text:p>
              <text:p/>
              <text:p>But recall that we only have folds over inductive types.</text:p>
              <text:p/>
              <text:p>So we define a two argument function, we declare we are folding over a nat, and give a motive to compute the return type, then specify what happens in the base case, and give a branch for the inductive case … </text:p>
              <text:p/>
              <text:p>Gosh that was hard. And look at all this boilerplate.</text:p>
              <text:p/>
              <text:p>Wouldn’t it be nice if we had a pattern matcher so we could write this?</text:p>
            </draw:text-box>
          </draw:frame>
        </presentation:notes>
      </draw:page>
      <draw:page draw:name="page23" draw:style-name="dp1" draw:master-page-name="Northeastern_25_20Talk_25_20Template1" presentation:presentation-page-layout-name="AL1T1">
        <office:forms form:automatic-focus="false" form:apply-design-mode="false"/>
        <draw:frame draw:style-name="gr4" draw:text-style-name="P6" draw:layer="layout" svg:width="25.24cm" svg:height="14.339cm" svg:x="1.316cm" svg:y="4.018cm">
          <draw:image xlink:href="Pictures/10000201000003BA0000021EE0B03B1B0C281663.png" xlink:type="simple" xlink:show="embed" xlink:actuate="onLoad">
            <text:p/>
          </draw:image>
        </draw:frame>
        <draw:frame presentation:style-name="pr4" draw:layer="layout" svg:width="26cm" svg:height="2.5cm" svg:x="1cm" svg:y="1cm" presentation:class="title">
          <draw:text-box>
            <text:p>Pattern Matching</text:p>
          </draw:text-box>
        </draw:frame>
        <draw:custom-shape draw:style-name="gr17" draw:text-style-name="P12" draw:layer="layout" svg:width="8.128cm" svg:height="0.962cm" svg:x="3.556cm" svg:y="5.896cm">
          <text:p/>
          <draw:enhanced-geometry svg:viewBox="0 0 21600 21600" draw:type="rectangle" draw:enhanced-path="M 0 0 L 21600 0 21600 21600 0 21600 0 0 Z N"/>
        </draw:custom-shape>
        <draw:custom-shape draw:style-name="gr18" draw:text-style-name="P12" draw:layer="layout" svg:width="22.238cm" svg:height="3.048cm" svg:x="4.318cm" svg:y="10.668cm">
          <text:p/>
          <draw:enhanced-geometry svg:viewBox="0 0 21600 21600" draw:type="rectangle" draw:enhanced-path="M 0 0 L 21600 0 21600 21600 0 21600 0 0 Z N"/>
        </draw:custom-shape>
        <presentation:notes draw:style-name="dp2">
          <draw:page-thumbnail draw:style-name="gr2" draw:layer="layout" svg:width="15.265cm" svg:height="10.476cm" svg:x="3.161cm" svg:y="2.123cm" draw:page-number="23" presentation:class="page"/>
          <draw:frame presentation:style-name="pr17" draw:text-style-name="P3" draw:layer="layout" svg:width="17.271cm" svg:height="19.513cm" svg:x="2.159cm" svg:y="13.271cm" presentation:class="notes" presentation:user-transformed="true">
            <draw:text-box>
              <text:p>So right before we define plus, we define a new extension “match”.</text:p>
              <text:p>No opening up a new toolchain, no recompiling things, just start writing some meta-language code.</text:p>
              <text:p/>
              <text:p>We start by pattern matching on the object syntax, breaking it into the term “e” we’re pattern matching on, and the clauses.</text:p>
              <text:p/>
              <text:p>We know we’ll have to generate a fold, with the type annotation D, the motive, the branches, and e.</text:p>
              <text:p>The #, inside the object language code allows us to escape and compute part of the code, like a templating system.</text:p>
            </draw:text-box>
          </draw:frame>
        </presentation:notes>
      </draw:page>
      <draw:page draw:name="page24" draw:style-name="dp1" draw:master-page-name="Northeastern_25_20Talk_25_20Template1" presentation:presentation-page-layout-name="AL1T1">
        <office:forms form:automatic-focus="false" form:apply-design-mode="false"/>
        <draw:frame draw:style-name="gr4" draw:text-style-name="P6" draw:layer="layout" svg:width="25.24cm" svg:height="14.339cm" svg:x="1.316cm" svg:y="4.018cm">
          <draw:image xlink:href="Pictures/10000201000003BA0000021EE0B03B1B0C281663.png" xlink:type="simple" xlink:show="embed" xlink:actuate="onLoad">
            <text:p/>
          </draw:image>
        </draw:frame>
        <draw:frame presentation:style-name="pr4" draw:layer="layout" svg:width="26cm" svg:height="2.5cm" svg:x="1cm" svg:y="1cm" presentation:class="title">
          <draw:text-box>
            <text:p>Pattern Matching</text:p>
          </draw:text-box>
        </draw:frame>
        <draw:custom-shape draw:style-name="gr19" draw:text-style-name="P12" xml:id="id19" draw:id="id19" draw:layer="layout" svg:width="15.494cm" svg:height="0.962cm" svg:x="6.604cm" svg:y="9.706cm">
          <text:p/>
          <draw:enhanced-geometry svg:viewBox="0 0 21600 21600" draw:extrusion="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motion-path" presentation:preset-id="ooo-motionpath-up">
                  <anim:animateMotion smil:dur="1s" smil:fill="hold" smil:targetElement="id19" svg:path="M0-0.0047182702040201v-0.0390226193701178"/>
                </anim:par>
              </anim:par>
            </anim:par>
            <anim:par smil:begin="next">
              <anim:par smil:begin="0s">
                <anim:par smil:begin="0s" smil:fill="hold" presentation:node-type="on-click" presentation:preset-class="motion-path" presentation:preset-id="ooo-motionpath-up">
                  <anim:animateMotion smil:dur="1s" smil:fill="hold" smil:targetElement="id19" svg:path="M0-0.0490543744084975v-0.0451711536807086"/>
                </anim:par>
              </anim:par>
            </anim:par>
          </anim:seq>
        </anim:par>
        <presentation:notes draw:style-name="dp2">
          <draw:page-thumbnail draw:style-name="gr2" draw:layer="layout" svg:width="15.265cm" svg:height="10.476cm" svg:x="3.161cm" svg:y="2.123cm" draw:page-number="24" presentation:class="page"/>
          <draw:frame presentation:style-name="pr6" draw:text-style-name="P3" draw:layer="layout" svg:width="17.271cm" svg:height="12.572cm" svg:x="2.159cm" svg:y="13.271cm" presentation:class="notes" presentation:user-transformed="true">
            <draw:text-box>
              <text:p>First, we infer the motive by generating a lambda that expects an argument of the type D, and returns some result type.</text:p>
              <text:p>We compute the type D by infering the type of e.</text:p>
              <text:p>To infer the result, we need to parse the clauses, and try to infer the type of the body of each clause.</text:p>
              <text:p/>
              <text:p/>
            </draw:text-box>
          </draw:frame>
        </presentation:notes>
      </draw:page>
      <draw:page draw:name="page25"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Pattern Matching</text:p>
          </draw:text-box>
        </draw:frame>
        <draw:frame draw:style-name="gr4" draw:text-style-name="P6" draw:layer="layout" svg:width="27.999cm" svg:height="6.665cm" svg:x="0cm" svg:y="9.144cm">
          <draw:image xlink:href="Pictures/100002010000042F000000FFFDABFAE82B0CD163.png" xlink:type="simple" xlink:show="embed" xlink:actuate="onLoad">
            <text:p/>
          </draw:image>
        </draw:frame>
        <draw:frame draw:style-name="gr20" draw:text-style-name="P6" draw:layer="layout" svg:width="9.906cm" svg:height="1.146cm" svg:x="7.874cm" svg:y="4.826cm">
          <draw:image xlink:href="Pictures/100002010000023400000095221F26D304F68D4C.png" xlink:type="simple" xlink:show="embed" xlink:actuate="onLoad">
            <text:p/>
          </draw:image>
        </draw:frame>
        <draw:frame draw:style-name="gr21" draw:text-style-name="P6" draw:layer="layout" svg:width="17.526cm" svg:height="1.016cm" svg:x="4.064cm" svg:y="6.604cm">
          <draw:image xlink:href="Pictures/10000201000002D3000000B7E7D01E787A6141BA.png" xlink:type="simple" xlink:show="embed" xlink:actuate="onLoad">
            <text:p/>
          </draw:image>
        </draw:frame>
        <draw:custom-shape draw:style-name="gr22" draw:text-style-name="P8" draw:layer="layout" svg:width="0.762cm" svg:height="0.632cm" svg:x="12.446cm" svg:y="5.972cm">
          <text:p/>
          <draw:enhanced-geometry svg:viewBox="0 0 21600 21600" draw:text-areas="?f0 0 ?f2 ?f5" draw:type="down-arrow" draw:modifiers="11046.4201416208 4693.805309734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5.265cm" svg:height="10.476cm" svg:x="3.161cm" svg:y="2.123cm" draw:page-number="25" presentation:class="page"/>
          <draw:frame presentation:style-name="pr18" draw:text-style-name="P3" draw:layer="layout" svg:width="17.271cm" svg:height="26.017cm" svg:x="2.159cm" svg:y="13.271cm" presentation:class="notes" presentation:user-transformed="true">
            <draw:text-box>
              <text:p>To transform recursive functions into references to the inductive argument of the fold method, the clause parser needs to know what function is being defined recursively.</text:p>
              <text:p/>
              <text:p>We can do this by setting up some compile-time state when defining functions.</text:p>
              <text:p>We extend the definition of define to set the current function name and it’s argument in the scope of the body.</text:p>
              <text:p>Here, “parameterize” acts sort of like “local” in the reader monad.</text:p>
              <text:p/>
              <text:p>I’m not going to show you the rest of helper functions, but rest assured an more sophisticated version that handles parameterized and indexed inductive types is implemented in Cur right now.</text:p>
              <text:p/>
            </draw:text-box>
          </draw:frame>
        </presentation:notes>
      </draw:page>
      <draw:page draw:name="page26"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Tactic Language</text:p>
          </draw:text-box>
        </draw:frame>
        <draw:frame draw:style-name="gr4" draw:text-style-name="P6" draw:layer="layout" svg:width="15.689cm" svg:height="6.693cm" svg:x="6.175cm" svg:y="7.163cm">
          <draw:image xlink:href="Pictures/1000020100000251000000FD45D4F98D1CE101ED.png" xlink:type="simple" xlink:show="embed" xlink:actuate="onLoad">
            <text:p/>
          </draw:image>
        </draw:frame>
        <presentation:notes draw:style-name="dp2">
          <draw:page-thumbnail draw:style-name="gr2" draw:layer="layout" svg:width="15.265cm" svg:height="10.476cm" svg:x="3.161cm" svg:y="2.123cm" draw:page-number="26" presentation:class="page"/>
          <draw:frame presentation:style-name="pr19" draw:text-style-name="P3" draw:layer="layout" svg:width="17.271cm" svg:height="17.345cm" svg:x="2.159cm" svg:y="13.271cm" presentation:class="notes" presentation:user-transformed="true">
            <draw:text-box>
              <text:p>I don’t have to convince you that tactics are useful for proof assistants. </text:p>
              <text:p>So let’s implement a tactic language.</text:p>
              <text:p/>
              <text:p>We’re going to define the form “ntac” which takes an initial goal and a tactic script and generates an object language expression.</text:p>
              <text:p>Tactics will just be meta-language function of a particular interface, so you could write solvers, call to external solvers via the meta-language FFI, or even do I/O to define an interactivity tactic.</text:p>
            </draw:text-box>
          </draw:frame>
        </presentation:notes>
      </draw:page>
      <draw:page draw:name="page27"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16.906cm" svg:height="4.947cm" svg:x="5.567cm" svg:y="8.036cm">
          <draw:image xlink:href="Pictures/100002010000027F000000BB2E263EF867990719.png" xlink:type="simple" xlink:show="embed" xlink:actuate="onLoad">
            <text:p/>
          </draw:image>
        </draw:frame>
        <presentation:notes draw:style-name="dp2">
          <draw:page-thumbnail draw:style-name="gr2" draw:layer="layout" svg:width="15.265cm" svg:height="10.476cm" svg:x="3.161cm" svg:y="2.123cm" draw:page-number="27" presentation:class="page"/>
          <draw:frame presentation:style-name="pr6" draw:text-style-name="P3" draw:layer="layout" svg:width="17.271cm" svg:height="12.572cm" svg:x="2.159cm" svg:y="13.271cm" presentation:class="notes">
            <draw:text-box>
              <text:p>So we start by defining the “ntac” form.</text:p>
              <text:p>All it does is run the function “ntac-interp”, at compile-time, to generate a term by executing the tactic script.</text:p>
            </draw:text-box>
          </draw:frame>
        </presentation:notes>
      </draw:page>
      <draw:page draw:name="page28"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24.288cm" svg:height="7.751cm" svg:x="1.876cm" svg:y="6.634cm">
          <draw:image xlink:href="Pictures/100002010000039600000125BF217A481618C47A.png" xlink:type="simple" xlink:show="embed" xlink:actuate="onLoad">
            <text:p/>
          </draw:image>
        </draw:frame>
        <draw:path draw:style-name="gr23" draw:text-style-name="P13" draw:layer="layout" svg:width="24.129cm" svg:height="8.635cm" svg:x="1.778cm" svg:y="6.35cm" svg:viewBox="0 0 24130 8636" svg:d="M2032 3196h20990v-1016h-20990zM0 8636v-8636h24130v8636z">
          <text:p/>
        </draw:path>
        <presentation:notes draw:style-name="dp2">
          <draw:page-thumbnail draw:style-name="gr2" draw:layer="layout" svg:width="15.265cm" svg:height="10.476cm" svg:x="3.161cm" svg:y="2.123cm" draw:page-number="28" presentation:class="page"/>
          <draw:frame presentation:style-name="pr6" draw:text-style-name="P3" draw:layer="layout" svg:width="17.271cm" svg:height="12.572cm" svg:x="2.159cm" svg:y="13.271cm" presentation:class="notes">
            <draw:text-box>
              <text:p>To interpret a tactic script, first we define a new proof tree, whose goal is the goal given by the user. We use “cur-expand” to locally invoke the elaborator, so the user can give the goal using extensions, but tactics only need to consider core TT forms.</text:p>
            </draw:text-box>
          </draw:frame>
        </presentation:notes>
      </draw:page>
      <draw:page draw:name="page29"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24.288cm" svg:height="7.751cm" svg:x="1.876cm" svg:y="6.634cm">
          <draw:image xlink:href="Pictures/100002010000039600000125BF217A481618C47A.png" xlink:type="simple" xlink:show="embed" xlink:actuate="onLoad">
            <text:p/>
          </draw:image>
        </draw:frame>
        <draw:path draw:style-name="gr23" draw:text-style-name="P13" draw:layer="layout" svg:width="24.129cm" svg:height="8.635cm" svg:x="1.778cm" svg:y="6.35cm" svg:viewBox="0 0 24130 8636" svg:d="M2632 7012h20990v-2794h-20990zM0 8636v-8636h24130v8636z">
          <text:p/>
        </draw:path>
        <presentation:notes draw:style-name="dp2">
          <draw:page-thumbnail draw:style-name="gr2" draw:layer="layout" svg:width="15.265cm" svg:height="10.476cm" svg:x="3.161cm" svg:y="2.123cm" draw:page-number="29" presentation:class="page"/>
          <draw:frame presentation:style-name="pr6" draw:text-style-name="P3" draw:layer="layout" svg:width="17.271cm" svg:height="12.572cm" svg:x="2.159cm" svg:y="13.271cm" presentation:class="notes" presentation:user-transformed="true">
            <draw:text-box>
              <text:p>Next, we initialize a zipper over the proof tree, to allow tactics to navigate the proof tree, add new goals, etc, then fold over the list of tactics, running each tactic on the zipper.</text:p>
            </draw:text-box>
          </draw:frame>
        </presentation:notes>
      </draw:page>
      <draw:page draw:name="page30"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24.288cm" svg:height="7.751cm" svg:x="1.876cm" svg:y="6.634cm">
          <draw:image xlink:href="Pictures/100002010000039600000125BF217A481618C47A.png" xlink:type="simple" xlink:show="embed" xlink:actuate="onLoad">
            <text:p/>
          </draw:image>
        </draw:frame>
        <draw:path draw:style-name="gr23" draw:text-style-name="P13" draw:layer="layout" svg:width="24.129cm" svg:height="8.635cm" svg:x="1.778cm" svg:y="6.35cm" svg:viewBox="0 0 24130 8636" svg:d="M2032 8035h19812v-923h-19812zM0 8636v-8636h24130v8636z">
          <text:p/>
        </draw:path>
        <presentation:notes draw:style-name="dp2">
          <draw:page-thumbnail draw:style-name="gr2" draw:layer="layout" svg:width="15.265cm" svg:height="10.476cm" svg:x="3.161cm" svg:y="2.123cm" draw:page-number="30" presentation:class="page"/>
          <draw:frame presentation:style-name="pr6" draw:text-style-name="P3" draw:layer="layout" svg:width="17.271cm" svg:height="12.572cm" svg:x="2.159cm" svg:y="13.271cm" presentation:class="notes" presentation:user-transformed="true">
            <draw:text-box>
              <text:p>Finally, we turn the proof tree into an object language term.</text:p>
            </draw:text-box>
          </draw:frame>
        </presentation:notes>
      </draw:page>
      <draw:page draw:name="page31"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17.514cm" svg:height="3.968cm" svg:x="5.263cm" svg:y="8.526cm">
          <draw:image xlink:href="Pictures/100002010000029600000096FB429E23518FB328.png" xlink:type="simple" xlink:show="embed" xlink:actuate="onLoad">
            <text:p/>
          </draw:image>
        </draw:frame>
        <presentation:notes draw:style-name="dp2">
          <draw:page-thumbnail draw:style-name="gr2" draw:layer="layout" svg:width="15.265cm" svg:height="10.476cm" svg:x="3.161cm" svg:y="2.123cm" draw:page-number="31" presentation:class="page"/>
          <draw:frame presentation:style-name="pr11" draw:text-style-name="P3" draw:layer="layout" svg:width="17.271cm" svg:height="15.177cm" svg:x="2.159cm" svg:y="13.271cm" presentation:class="notes" presentation:user-transformed="true">
            <draw:text-box>
              <text:p>To run a tactic, we take the object representing a call to a tactic that we got from the “ntac” form, then use “eval” to get it’s value at compile-time. That value is a function, so we apply it to the proof tree zipper.</text:p>
              <text:p/>
              <text:p>I’ve hidden most of the <text:s/>implementation details in the proof tree data structures, but that’s about all you need to know.</text:p>
              <text:p/>
              <text:p>Let’s see some tactics.</text:p>
            </draw:text-box>
          </draw:frame>
        </presentation:notes>
      </draw:page>
      <draw:page draw:name="page32" draw:style-name="dp1" draw:master-page-name="Northeastern_25_20Talk_25_20Template1" presentation:presentation-page-layout-name="AL1T1">
        <office:forms form:automatic-focus="false" form:apply-design-mode="false"/>
        <draw:frame draw:style-name="gr4" draw:text-style-name="P6" draw:layer="layout" svg:width="22.991cm" svg:height="13.466cm" svg:x="2.324cm" svg:y="4.277cm">
          <draw:image xlink:href="Pictures/1000020100000365000001FDBCEABEDD965EA134.png" xlink:type="simple" xlink:show="embed" xlink:actuate="onLoad">
            <text:p/>
          </draw:image>
        </draw:frame>
        <draw:frame presentation:style-name="pr4" draw:layer="layout" svg:width="26cm" svg:height="2.5cm" svg:x="1cm" svg:y="1cm" presentation:class="title">
          <draw:text-box>
            <text:p>Tactic Language</text:p>
          </draw:text-box>
        </draw:frame>
        <draw:path draw:style-name="gr24" draw:text-style-name="P13" draw:layer="layout" svg:width="23.367cm" svg:height="13.461cm" svg:x="2.286cm" svg:y="4.318cm" svg:viewBox="0 0 23368 13462" svg:d="M762 2794h12446v-1778h-12446zM0 13462v-13462h23368v13462z">
          <text:p/>
        </draw:path>
        <presentation:notes draw:style-name="dp2">
          <draw:page-thumbnail draw:style-name="gr2" draw:layer="layout" svg:width="15.265cm" svg:height="10.476cm" svg:x="3.161cm" svg:y="2.123cm" draw:page-number="32" presentation:class="page"/>
          <draw:frame presentation:style-name="pr6" draw:text-style-name="P5" draw:layer="layout" svg:width="17.271cm" svg:height="12.572cm" svg:x="2.159cm" svg:y="13.271cm" presentation:class="notes">
            <draw:text-box>
              <text:p><text:span text:style-name="T5">Here’s an example tactic. Ignore the first line; tacticals are a level of indirection to make defining operations directly on the proof tree (instead of the zipper) easier.</text:span></text:p>
              <text:p><text:span text:style-name="T5"/></text:p>
              <text:p><text:span text:style-name="T5">First we extract the goal from the proof tree and match on the goal. Ntac-match is user-defined extension to the meta-language that handles some boilerplate.</text:span></text:p>
            </draw:text-box>
          </draw:frame>
        </presentation:notes>
      </draw:page>
      <draw:page draw:name="page33" draw:style-name="dp1" draw:master-page-name="Northeastern_25_20Talk_25_20Template1" presentation:presentation-page-layout-name="AL1T1">
        <office:forms form:automatic-focus="false" form:apply-design-mode="false"/>
        <draw:frame draw:style-name="gr4" draw:text-style-name="P6" draw:layer="layout" svg:width="22.991cm" svg:height="13.466cm" svg:x="2.325cm" svg:y="4.277cm">
          <draw:image xlink:href="Pictures/1000020100000365000001FDBCEABEDD965EA134.png" xlink:type="simple" xlink:show="embed" xlink:actuate="onLoad">
            <text:p/>
          </draw:image>
        </draw:frame>
        <draw:frame presentation:style-name="pr4" draw:layer="layout" svg:width="26cm" svg:height="2.5cm" svg:x="1cm" svg:y="1cm" presentation:class="title">
          <draw:text-box>
            <text:p>Tactic Language</text:p>
          </draw:text-box>
        </draw:frame>
        <draw:path draw:style-name="gr24" draw:text-style-name="P13" draw:layer="layout" svg:width="23.367cm" svg:height="13.461cm" svg:x="2.286cm" svg:y="4.318cm" svg:viewBox="0 0 23368 13462" svg:d="M1170 3910h10006v-1016h-10006zM0 13462v-13462h23368v13462z">
          <text:p/>
        </draw:path>
        <presentation:notes draw:style-name="dp2">
          <draw:page-thumbnail draw:style-name="gr2" draw:layer="layout" svg:width="15.265cm" svg:height="10.476cm" svg:x="3.161cm" svg:y="2.123cm" draw:page-number="33" presentation:class="page"/>
          <draw:frame presentation:style-name="pr6" draw:text-style-name="P3" draw:layer="layout" svg:width="17.271cm" svg:height="12.572cm" svg:x="2.159cm" svg:y="13.271cm" presentation:class="notes" presentation:user-transformed="true">
            <draw:text-box>
              <text:p>If the goal is a dependent function type, then we’ll do something. Otherwise, a catachable exception is raised.</text:p>
            </draw:text-box>
          </draw:frame>
        </presentation:notes>
      </draw:page>
      <draw:page draw:name="page34"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gr4" draw:text-style-name="P6" draw:layer="layout" svg:width="22.991cm" svg:height="13.466cm" svg:x="2.325cm" svg:y="4.276cm">
          <draw:image xlink:href="Pictures/1000020100000365000001FDBCEABEDD965EA134.png" xlink:type="simple" xlink:show="embed" xlink:actuate="onLoad">
            <text:p/>
          </draw:image>
        </draw:frame>
        <draw:path draw:style-name="gr24" draw:text-style-name="P13" draw:layer="layout" svg:width="23.367cm" svg:height="13.461cm" svg:x="2.286cm" svg:y="4.318cm" svg:viewBox="0 0 23368 13462" svg:d="M1678 8635h16356v-3809h-16356zM0 13462v-13462h23368v13462z">
          <text:p/>
        </draw:path>
        <presentation:notes draw:style-name="dp2">
          <draw:page-thumbnail draw:style-name="gr2" draw:layer="layout" svg:width="15.265cm" svg:height="10.476cm" svg:x="3.161cm" svg:y="2.123cm" draw:page-number="34" presentation:class="page"/>
          <draw:frame presentation:style-name="pr6" draw:text-style-name="P3" draw:layer="layout" svg:width="17.271cm" svg:height="12.572cm" svg:x="2.159cm" svg:y="13.271cm" presentation:class="notes" presentation:user-transformed="true">
            <draw:text-box>
              <text:p>To solve the goal, we make a proof tree with a constructor that says “if you give me a proof of the body, then I’ll put it together with this lambda and you’ll be done.” </text:p>
            </draw:text-box>
          </draw:frame>
        </presentation:notes>
      </draw:page>
      <draw:page draw:name="page35"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gr4" draw:text-style-name="P6" draw:layer="layout" svg:width="22.991cm" svg:height="13.466cm" svg:x="2.325cm" svg:y="4.276cm">
          <draw:image xlink:href="Pictures/1000020100000365000001FDBCEABEDD965EA134.png" xlink:type="simple" xlink:show="embed" xlink:actuate="onLoad">
            <text:p/>
          </draw:image>
        </draw:frame>
        <draw:path draw:style-name="gr24" draw:text-style-name="P13" draw:layer="layout" svg:width="23.367cm" svg:height="13.461cm" svg:x="2.286cm" svg:y="4.318cm" svg:viewBox="0 0 23368 13462" svg:d="M2286 12446h16356v-3809h-16356zM0 13462v-13462h23368v13462z">
          <text:p/>
        </draw:path>
        <presentation:notes draw:style-name="dp2">
          <draw:page-thumbnail draw:style-name="gr2" draw:layer="layout" svg:width="15.265cm" svg:height="10.476cm" svg:x="3.161cm" svg:y="2.123cm" draw:page-number="35" presentation:class="page"/>
          <draw:frame presentation:style-name="pr6" draw:text-style-name="P3" draw:layer="layout" svg:width="17.271cm" svg:height="12.572cm" svg:x="2.159cm" svg:y="13.271cm" presentation:class="notes" presentation:user-transformed="true">
            <draw:text-box>
              <text:p>This child of this new proof tree records the function’s argument in the environment.</text:p>
            </draw:text-box>
          </draw:frame>
        </presentation:notes>
      </draw:page>
      <draw:page draw:name="page36"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gr4" draw:text-style-name="P6" draw:layer="layout" svg:width="22.991cm" svg:height="13.466cm" svg:x="2.325cm" svg:y="4.276cm">
          <draw:image xlink:href="Pictures/1000020100000365000001FDBCEABEDD965EA134.png" xlink:type="simple" xlink:show="embed" xlink:actuate="onLoad">
            <text:p/>
          </draw:image>
        </draw:frame>
        <draw:path draw:style-name="gr24" draw:text-style-name="P13" draw:layer="layout" svg:width="23.367cm" svg:height="13.461cm" svg:x="2.286cm" svg:y="4.318cm" svg:viewBox="0 0 23368 13462" svg:d="M2794 13424h10160v-978h-10160zM0 13462v-13462h23368v13462z">
          <text:p/>
        </draw:path>
        <presentation:notes draw:style-name="dp2">
          <draw:page-thumbnail draw:style-name="gr2" draw:layer="layout" svg:width="15.265cm" svg:height="10.476cm" svg:x="3.161cm" svg:y="2.123cm" draw:page-number="36" presentation:class="page"/>
          <draw:frame presentation:style-name="pr6" draw:text-style-name="P3" draw:layer="layout" svg:width="17.271cm" svg:height="12.572cm" svg:x="2.159cm" svg:y="13.271cm" presentation:class="notes" presentation:user-transformed="true">
            <draw:text-box>
              <text:p>And creates a new goal for the body of the function type.</text:p>
            </draw:text-box>
          </draw:frame>
        </presentation:notes>
      </draw:page>
      <draw:page draw:name="page37"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standard" xml:id="id20" draw:id="id20" draw:layer="layout" svg:width="28.254cm" svg:height="20.978cm" svg:x="-0.154cm" svg:y="-0.1cm">
          <draw:plugin xlink:href="Media/demo.avi"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media-start">
                  <anim:command smil:begin="0s" smil:dur="0.001s" smil:fill="hold" smil:targetElement="id20" anim:command="play"/>
                </anim:par>
              </anim:par>
            </anim:par>
          </anim:seq>
        </anim:par>
        <presentation:notes draw:style-name="dp2">
          <office:forms form:automatic-focus="false" form:apply-design-mode="false"/>
          <draw:page-thumbnail draw:style-name="gr2" draw:layer="layout" svg:width="15.265cm" svg:height="10.476cm" svg:x="3.161cm" svg:y="2.123cm" draw:page-number="37" presentation:class="page"/>
          <draw:frame presentation:style-name="pr6" draw:text-style-name="P3" draw:layer="layout" svg:width="17.271cm" svg:height="15.177cm" svg:x="2.159cm" svg:y="13.271cm" presentation:class="notes" presentation:user-transformed="true">
            <draw:text-box>
              <text:p>Since our meta-language can perform I/O, we can even define interactivity as a user-define tactic in the user-define tactic language. Here’s a quick demo.</text:p>
              <text:p/>
              <text:p>We use ntac to define a new goal, and simply give the script “interactive”. Then run.</text:p>
              <text:p/>
              <text:p>Up pops a little interactive REPL. Ignore the funny looking real-dash-Pi, I haven’t polished every corner just yet.</text:p>
            </draw:text-box>
          </draw:frame>
        </presentation:notes>
      </draw:page>
      <draw:page draw:name="page38"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PL Meta-theory Library</text:p>
          </draw:text-box>
        </draw:frame>
        <draw:frame presentation:style-name="pr15" draw:layer="layout" svg:width="25.5cm" svg:height="13cm" svg:x="1cm" svg:y="5.5cm" presentation:class="outline" presentation:placeholder="true">
          <draw:text-box/>
        </draw:frame>
        <presentation:notes draw:style-name="dp2">
          <draw:page-thumbnail draw:style-name="gr2" draw:layer="layout" svg:width="15.265cm" svg:height="10.476cm" svg:x="3.161cm" svg:y="2.123cm" draw:page-number="38" presentation:class="page"/>
          <draw:frame presentation:style-name="pr7" draw:text-style-name="P3" draw:layer="layout" svg:width="17.271cm" svg:height="12.572cm" svg:x="2.159cm" svg:y="13.271cm" presentation:class="notes" presentation:placeholder="true">
            <draw:text-box/>
          </draw:frame>
        </presentation:notes>
      </draw:page>
      <draw:page draw:name="page39" draw:style-name="dp1" draw:master-page-name="Northeastern_25_20Talk_25_20Template1" presentation:presentation-page-layout-name="AL4T0">
        <office:forms form:automatic-focus="false" form:apply-design-mode="false"/>
        <draw:frame presentation:style-name="pr20" draw:text-style-name="P14" draw:layer="layout" svg:width="26cm" svg:height="2.5cm" svg:x="1cm" svg:y="1cm" presentation:class="title" presentation:user-transformed="true">
          <draw:text-box>
            <text:p><text:span text:style-name="T2">Take Away</text:span></text:p>
          </draw:text-box>
        </draw:frame>
        <draw:frame presentation:style-name="pr21" draw:text-style-name="P16" draw:layer="layout" svg:width="25.5cm" svg:height="13cm" svg:x="1cm" svg:y="5.5cm" presentation:class="subtitle" presentation:user-transformed="true">
          <draw:text-box>
            <text:p text:style-name="P15"><text:span text:style-name="T16">Stuff and things</text:span></text:p>
          </draw:text-box>
        </draw:frame>
        <presentation:notes draw:style-name="dp2">
          <draw:page-thumbnail draw:style-name="gr2" draw:layer="layout" svg:width="15.265cm" svg:height="10.476cm" svg:x="3.161cm" svg:y="2.123cm" draw:page-number="39" presentation:class="page"/>
          <draw:frame presentation:style-name="pr7" draw:text-style-name="P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39</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4H35M33S</meta:editing-duration>
    <meta:editing-cycles>73</meta:editing-cycles>
    <meta:generator>LibreOffice/5.2.0.4$Linux_X86_64 LibreOffice_project/20m0$Build-4</meta:generator>
    <dc:date>2016-08-29T16:34:35.885325290</dc:date>
    <meta:document-statistic meta:object-count="239"/>
  </office:meta>
</office:document-meta>
</file>